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cf42" officeooo:paragraph-rsid="0019cf42"/>
    </style:style>
    <style:style style:name="P2" style:family="paragraph" style:parent-style-name="Standard">
      <style:text-properties fo:font-weight="bold" officeooo:rsid="0019cf42" officeooo:paragraph-rsid="0019cf42" style:font-weight-asian="bold" style:font-weight-complex="bold"/>
    </style:style>
    <style:style style:name="P3" style:family="paragraph" style:parent-style-name="Standard">
      <style:text-properties fo:font-weight="bold" officeooo:rsid="001a734d" officeooo:paragraph-rsid="001a734d" style:font-weight-asian="bold" style:font-weight-complex="bold"/>
    </style:style>
    <style:style style:name="P4" style:family="paragraph" style:parent-style-name="Standard">
      <style:text-properties fo:font-weight="normal" officeooo:rsid="0019cf42" officeooo:paragraph-rsid="001a734d" style:font-weight-asian="normal" style:font-weight-complex="normal"/>
    </style:style>
    <style:style style:name="P5" style:family="paragraph" style:parent-style-name="Standard">
      <style:text-properties fo:font-weight="normal" officeooo:rsid="001a41b0" officeooo:paragraph-rsid="001a41b0" style:font-weight-asian="normal" style:font-weight-complex="normal"/>
    </style:style>
    <style:style style:name="P6" style:family="paragraph" style:parent-style-name="Standard">
      <style:text-properties fo:color="#c9211e" loext:opacity="100%" fo:font-weight="bold" officeooo:rsid="001a734d" officeooo:paragraph-rsid="001a734d" style:font-weight-asian="bold" style:font-weight-complex="bold"/>
    </style:style>
    <style:style style:name="P7" style:family="paragraph" style:parent-style-name="Standard">
      <style:text-properties fo:color="#c9211e" loext:opacity="100%" fo:font-weight="bold" officeooo:rsid="00205c3f" officeooo:paragraph-rsid="00205c3f" style:font-weight-asian="bold" style:font-weight-complex="bold"/>
    </style:style>
    <style:style style:name="P8" style:family="paragraph" style:parent-style-name="Standard">
      <style:text-properties officeooo:rsid="001a734d" officeooo:paragraph-rsid="001a734d"/>
    </style:style>
    <style:style style:name="P9" style:family="paragraph" style:parent-style-name="Standard">
      <style:text-properties officeooo:rsid="001c2266" officeooo:paragraph-rsid="001a734d"/>
    </style:style>
    <style:style style:name="P10" style:family="paragraph" style:parent-style-name="Standard">
      <style:text-properties officeooo:paragraph-rsid="001c2266"/>
    </style:style>
    <style:style style:name="P11" style:family="paragraph" style:parent-style-name="Standard">
      <style:text-properties officeooo:rsid="00205c3f" officeooo:paragraph-rsid="00205c3f"/>
    </style:style>
    <style:style style:name="P12" style:family="paragraph" style:parent-style-name="Standard">
      <style:text-properties officeooo:paragraph-rsid="00205c3f"/>
    </style:style>
    <style:style style:name="P13" style:family="paragraph" style:parent-style-name="Standard">
      <style:text-properties officeooo:rsid="00221009" officeooo:paragraph-rsid="00221009"/>
    </style:style>
    <style:style style:name="P14" style:family="paragraph" style:parent-style-name="Standard">
      <style:paragraph-properties fo:text-align="center" style:justify-single-word="false"/>
      <style:text-properties officeooo:rsid="00221009" officeooo:paragraph-rsid="0022100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a41b0"/>
    </style:style>
    <style:style style:name="T3" style:family="text">
      <style:text-properties fo:font-style="italic" officeooo:rsid="001a41b0" style:font-style-asian="italic" style:font-style-complex="italic"/>
    </style:style>
    <style:style style:name="T4" style:family="text">
      <style:text-properties fo:font-style="italic" officeooo:rsid="001c2266" style:font-style-asian="italic" style:font-style-complex="italic"/>
    </style:style>
    <style:style style:name="T5" style:family="text">
      <style:text-properties officeooo:rsid="001a734d"/>
    </style:style>
    <style:style style:name="T6" style:family="text">
      <style:text-properties officeooo:rsid="001c2266"/>
    </style:style>
    <style:style style:name="T7" style:family="text">
      <style:text-properties officeooo:rsid="001e00d1"/>
    </style:style>
    <style:style style:name="T8" style:family="text">
      <style:text-properties officeooo:rsid="001f012e"/>
    </style:style>
    <style:style style:name="T9" style:family="text">
      <style:text-properties officeooo:rsid="00205c3f"/>
    </style:style>
    <style:style style:name="T1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hnički izveštaj o projektu iz Deep Learninga</text:p>
      <text:p text:style-name="P2"/>
      <text:p text:style-name="P2">Studenti: </text:p>
      <text:p text:style-name="P1">Nikola Stevanović, br. Indeksa 1281</text:p>
      <text:p text:style-name="P1">Danilo Veljović, br. Indeksa 1120</text:p>
      <text:p text:style-name="P1"/>
      <text:p text:style-name="P2">Projekat: </text:p>
      <text:p text:style-name="P2"><text:span text:style-name="T1">Chatbot za generisanje web strana</text:span> </text:p>
      <text:p text:style-name="P2"/>
      <text:p text:style-name="P2">Izveštaj</text:p>
      <text:p text:style-name="P2"/>
      <text:p text:style-name="P6">Uvod: </text:p>
      <text:p text:style-name="P3"/>
      <text:p text:style-name="P4"><text:span text:style-name="T2">Prototip </text:span>Chatbot<text:span text:style-name="T2">a</text:span> je kreiran kombinacijom <text:span text:style-name="T2">pristupa</text:span> bag-of-words I <text:span text:style-name="T2">dubokog učenja. Četbot može da prepozna </text:span><text:span text:style-name="T5">I generiše</text:span><text:span text:style-name="T2"> sitnije HTML elemente, poput div, span, textarea itd I neke predefinisane krupne elemente <text:s/>koji su interno definisani, poput grida, headera, footera, koji su kombinacija više </text:span><text:span text:style-name="T5">osnovnih</text:span><text:span text:style-name="T2"> elemenata. </text:span><text:span text:style-name="T9">Četbot može istovremeno da generiše I više elemenata I da ih ubacuje na proizvoljna mesta. </text:span><text:span text:style-name="T2">Četbot takođe može da radi ubacivanje elemenata jedan u drugi, kao I da ubacuje elemente jedan iznad drugog I jedan ispod drugog I takođe može da ubaci određeni, najčešće tekstualni sadržaj koji se nalazi između zagrada &lt; </text:span><text:span text:style-name="T3">tekst</text:span><text:span text:style-name="T2"> &gt; . </text:span><text:span text:style-name="T7">Sve vreme rada postoji prikaz koji u realnom vremenu prikazuje generisane elemente. </text:span></text:p>
      <text:p text:style-name="P5"/>
      <text:p text:style-name="P7">Opis korišćenih tehnika I princip rada</text:p>
      <text:p text:style-name="P8"/>
      <text:p text:style-name="P13">Projekat je razvijan u programskom jeziku Python I pomoću Tensorflow biblioteke.</text:p>
      <text:p text:style-name="P8"/>
      <text:p text:style-name="P8">Projekat koristi dva modela neuronskih mreža. Jedan model služi da prepoznaje html elemente koje je potrebno ubaciti, a drugi model prepoznaje prostorne odrednice (before, after, inside). <text:s/>Oba modela su feed-forward modeli, koji kao aktivacione funkcije koriste relu, tanh I sigmoid. Izlazni neuroni koriste sigmoid aktivacionu funkciju, da bi mogli da rade multilabel klasifikaciju, odnosno da prepoznaju više klasa istovremeno. </text:p>
      <text:p text:style-name="P9"/>
      <text:p text:style-name="P10"><text:span text:style-name="T6">Aplikacija prvo prepoznaje klase kojima unos odgovara. Primera radi, ako korisnik unese </text:span><text:span text:style-name="T4">add a span and a div</text:span><text:span text:style-name="T6">, aplikacija će prepoznati klase span I div. Ovo se postiže tako što se </text:span><text:span text:style-name="T7">prvo bag-of-words pristupom nađu elementi koji su prisutni, a zatim se feed-forward mrežom nalazi html kod prepoznatih klasa koje treba ubaciti. </text:span><text:span text:style-name="T8">Drugi model prepoznaje prostorne odrednice, tj I koristi se na sličan način kao prvi model. Nakon što se detektuju prostorne odrednice, koje su iskorišćene u rečenici I nakon što se detektuju <text:s/></text:span><text:span text:style-name="T9">svi elementi koji su prisutni oni se ubacuju u postojeću web stranu. </text:span></text:p>
      <text:p text:style-name="P10"/>
      <text:p text:style-name="P11">Dataset koji je korišćen za treniranje mreža je elements.json, za model koji treba da vrati elemente za ubacivanje, I location.json, kojim se trenira model koji prepoznaje prostorne odrednice. </text:p>
      <text:p text:style-name="P11"/>
      <text:p text:style-name="P11">Takođe je moguće dodati I složene html elemente poput tabele. Kada četbot detektuje da korisnik pokušava da doda tabelu, on postavlja pitanje korisniku koliko kolona I koliko redova treba da ima ta tabela I onda joj dinamički generiše sadržaj. Implementacija koja je pružena treba da posluži kao polazna osnova za mnogo složeniji model u kome bi se na primer mogla koristiti mašina stanja za postavljanje pitanja, I provere da li je četbot dobio sve informacije o elementu koji treba da generiše.</text:p>
      <text:p text:style-name="P12"/>
      <text:p text:style-name="P13">Na slici 1 je dat prikaz jednog od složenih elemenata koje četbot može da generiše</text:p>
      <text:p text:style-name="P13"/>
      <text:p text:style-name="P13"><text:soft-page-break/><text:span text:style-name="T10">{</text:span><text:line-break/><text:span text:style-name="T10"> <text:s/></text:span><text:span text:style-name="T11">"tag"</text:span><text:span text:style-name="T12">: </text:span><text:span text:style-name="T13">"grid"</text:span><text:span text:style-name="T12">,</text:span><text:line-break/><text:span text:style-name="T12"> <text:s/></text:span><text:span text:style-name="T11">"patterns"</text:span><text:span text:style-name="T12">: </text:span><text:span text:style-name="T10">[</text:span><text:line-break/><text:span text:style-name="T10"> <text:s text:c="3"/></text:span><text:span text:style-name="T13">"i need a grid"</text:span><text:span text:style-name="T12">,</text:span><text:line-break/><text:span text:style-name="T12"> <text:s text:c="3"/></text:span><text:span text:style-name="T13">"put a grid"</text:span><text:span text:style-name="T12">,</text:span><text:line-break/><text:span text:style-name="T12"> <text:s text:c="3"/></text:span><text:span text:style-name="T13">"give me a grid"</text:span><text:span text:style-name="T12">,</text:span><text:line-break/><text:span text:style-name="T12"> <text:s text:c="3"/></text:span><text:span text:style-name="T13">"add a grid"</text:span><text:line-break/><text:span text:style-name="T13"> <text:s/></text:span><text:span text:style-name="T10">]</text:span><text:span text:style-name="T12">,</text:span><text:line-break/><text:span text:style-name="T12"> <text:s/></text:span><text:span text:style-name="T11">"responses"</text:span><text:span text:style-name="T12">: </text:span><text:span text:style-name="T10">[</text:span><text:line-break/><text:span text:style-name="T10"> <text:s text:c="5"/></text:span><text:span text:style-name="T13">"&lt;BEFORE&gt;&lt;div class=</text:span><text:span text:style-name="T12">\"</text:span><text:span text:style-name="T13">container</text:span><text:span text:style-name="T12">\"</text:span><text:span text:style-name="T13"> id = ?&gt;</text:span><text:span text:style-name="T12">\n</text:span><text:span text:style-name="T13"> <text:s/>&lt;div class=</text:span><text:span text:style-name="T12">\"</text:span><text:span text:style-name="T13">row</text:span><text:span text:style-name="T12">\"</text:span><text:span text:style-name="T13"> id = ?&gt;</text:span><text:span text:style-name="T12">\n</text:span><text:span text:style-name="T13"> <text:s text:c="3"/>&lt;div class=</text:span><text:span text:style-name="T12">\"</text:span><text:span text:style-name="T13">col-sm-3</text:span><text:span text:style-name="T12">\"</text:span><text:span text:style-name="T13"> id = ?&gt; &lt;CONTENT&gt;&lt;INSIDE&gt; &lt;/div&gt;</text:span><text:span text:style-name="T12">\n</text:span><text:span text:style-name="T13"> <text:s text:c="3"/>&lt;div class=</text:span><text:span text:style-name="T12">\"</text:span><text:span text:style-name="T13">col-sm-6</text:span><text:span text:style-name="T12">\"</text:span><text:span text:style-name="T13"> id = ?&gt; &lt;CONTENT&gt;&lt;INSIDE&gt; &lt;/div&gt;</text:span><text:span text:style-name="T12">\n</text:span><text:span text:style-name="T13"> <text:s text:c="3"/>&lt;div class=</text:span><text:span text:style-name="T12">\"</text:span><text:span text:style-name="T13">col-sm-3</text:span><text:span text:style-name="T12">\"</text:span><text:span text:style-name="T13"> id = ?&gt; &lt;CONTENT&gt;&lt;INSIDE&gt; &lt;/div&gt;</text:span><text:span text:style-name="T12">\n</text:span><text:span text:style-name="T13"> <text:s/>&lt;/div&gt;</text:span><text:span text:style-name="T12">\n</text:span><text:span text:style-name="T13"> <text:s/>&lt;div class=</text:span><text:span text:style-name="T12">\"</text:span><text:span text:style-name="T13">row</text:span><text:span text:style-name="T12">\"</text:span><text:span text:style-name="T13"> id = ?&gt;</text:span><text:span text:style-name="T12">\n</text:span><text:span text:style-name="T13"> <text:s text:c="3"/>&lt;div class=</text:span><text:span text:style-name="T12">\"</text:span><text:span text:style-name="T13">col-sm-3</text:span><text:span text:style-name="T12">\"</text:span><text:span text:style-name="T13"> id = ?&gt; &lt;CONTENT&gt;&lt;INSIDE&gt; &lt;/div&gt;</text:span><text:span text:style-name="T12">\n</text:span><text:span text:style-name="T13"> <text:s text:c="3"/>&lt;div class=</text:span><text:span text:style-name="T12">\"</text:span><text:span text:style-name="T13">col-sm-6</text:span><text:span text:style-name="T12">\"</text:span><text:span text:style-name="T13"> id = ?&gt; &lt;CONTENT&gt;&lt;INSIDE&gt; &lt;/div&gt;</text:span><text:span text:style-name="T12">\n</text:span><text:span text:style-name="T13"> <text:s text:c="3"/>&lt;div class=</text:span><text:span text:style-name="T12">\"</text:span><text:span text:style-name="T13">col-sm-3</text:span><text:span text:style-name="T12">\"</text:span><text:span text:style-name="T13"> id = ?&gt; &lt;CONTENT&gt;&lt;INSIDE&gt; &lt;/div&gt;</text:span><text:span text:style-name="T12">\n</text:span><text:span text:style-name="T13"> <text:s/>&lt;/div&gt;</text:span><text:span text:style-name="T12">\n</text:span><text:span text:style-name="T13"> <text:s/>&lt;div class=</text:span><text:span text:style-name="T12">\"</text:span><text:span text:style-name="T13">row</text:span><text:span text:style-name="T12">\"</text:span><text:span text:style-name="T13"> id = ?&gt;</text:span><text:span text:style-name="T12">\n</text:span><text:span text:style-name="T13"> <text:s text:c="3"/>&lt;div class=</text:span><text:span text:style-name="T12">\"</text:span><text:span text:style-name="T13">col-sm-3</text:span><text:span text:style-name="T12">\"</text:span><text:span text:style-name="T13"> id = ?&gt; &lt;CONTENT&gt;&lt;INSIDE&gt; &lt;/div&gt;</text:span><text:span text:style-name="T12">\n</text:span><text:span text:style-name="T13"> <text:s text:c="3"/>&lt;div class=</text:span><text:span text:style-name="T12">\"</text:span><text:span text:style-name="T13">col-sm-6</text:span><text:span text:style-name="T12">\"</text:span><text:span text:style-name="T13"> id = ?&gt; &lt;CONTENT&gt;&lt;INSIDE&gt; &lt;/div&gt;</text:span><text:span text:style-name="T12">\n</text:span><text:span text:style-name="T13"> <text:s text:c="3"/>&lt;div class=</text:span><text:span text:style-name="T12">\"</text:span><text:span text:style-name="T13">col-sm-3</text:span><text:span text:style-name="T12">\"</text:span><text:span text:style-name="T13"> id = ?&gt; &lt;CONTENT&gt;&lt;INSIDE&gt; &lt;/div&gt;</text:span><text:span text:style-name="T12">\n</text:span><text:span text:style-name="T13"> <text:s/>&lt;/div&gt;</text:span><text:span text:style-name="T12">\n</text:span><text:span text:style-name="T13">&lt;/div&gt;&lt;AFTER&gt;"</text:span><text:line-break/><text:span text:style-name="T13"> <text:s/></text:span><text:span text:style-name="T10">]</text:span><text:line-break/><text:span text:style-name="T10">}</text:span></text:p>
      <text:p text:style-name="P13"><text:span text:style-name="T12"/></text:p>
      <text:p text:style-name="P14"><text:s/>Slika 1 - <text:s/>Složeni element grid</text:p>
      <text:p text:style-name="P8"/>
      <text:p text:style-name="P13">Na slici 1 se takođe vidi oznaka (tag) koji identifikuje element. Patterns sekcija ukazuje na moguće načine na koje sve korisnik može da zatraži taj element, u ovom slučaju grid I odgovor koji se generiše u tom slučaju odnosno sam element. </text:p>
      <text:p text:style-name="P13"/>
      <text:p text:style-name="P13">Slično za prostorne odrednice, jedan primer je dat na slici 2. Identifikator elementa u ovom slučaju je after, u patterns delu su dati svi sinonimi koje korisnik može da upotrebi, a da misli da treba da se neki element doda nakon nekog elementa. Kada se prepozna after tag, nema odgovora, u našem slučaju je jedino važno da se on prepozna.</text:p>
      <text:p text:style-name="P13"/>
      <text:p text:style-name="P13"><text:span text:style-name="T10">{</text:span><text:line-break/><text:span text:style-name="T10"> <text:s/></text:span><text:span text:style-name="T11">"tag"</text:span><text:span text:style-name="T12">:</text:span><text:span text:style-name="T13">"after"</text:span><text:span text:style-name="T12">,</text:span><text:line-break/><text:span text:style-name="T12"> <text:s/></text:span><text:span text:style-name="T11">"patterns"</text:span><text:span text:style-name="T12">: </text:span><text:span text:style-name="T10">[</text:span><text:line-break/><text:span text:style-name="T10"> <text:s text:c="3"/></text:span><text:span text:style-name="T13">"after"</text:span><text:span text:style-name="T12">,</text:span><text:line-break/><text:span text:style-name="T12"> <text:s text:c="3"/></text:span><text:span text:style-name="T13">"behind"</text:span><text:span text:style-name="T12">,</text:span><text:line-break/><text:span text:style-name="T12"> <text:s text:c="3"/></text:span><text:span text:style-name="T13">"next to"</text:span><text:span text:style-name="T12">,</text:span><text:line-break/><text:span text:style-name="T12"> <text:s text:c="3"/></text:span><text:span text:style-name="T13">"posterior to"</text:span><text:span text:style-name="T12">,</text:span><text:line-break/><text:span text:style-name="T12"> <text:s text:c="3"/></text:span><text:span text:style-name="T13">"following"</text:span><text:span text:style-name="T12">,</text:span><text:line-break/><text:span text:style-name="T12"> <text:s text:c="3"/></text:span><text:span text:style-name="T13">"beside"</text:span><text:line-break/><text:span text:style-name="T13"> <text:s/></text:span><text:span text:style-name="T10">]</text:span><text:line-break/><text:span text:style-name="T10">}</text:span></text:p>
      <text:p text:style-name="P8"/>
      <text:p text:style-name="P13">Pre treniranja mreže se korisnikov ulaz prečisti od znakova interpunkcije I čitav ulaz se tokenizuje I standardizuje (prevodi u small caps) I stavlja u niz kojim se mreža trenira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3T18:09:14.157000000</meta:creation-date>
    <dc:date>2021-07-04T16:42:33.870000000</dc:date>
    <meta:editing-duration>PT19M30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22" meta:word-count="691" meta:character-count="4612" meta:non-whitespace-character-count="3833"/>
  </office:meta>
</office:document-meta>
</file>